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B00000007F5AD0DDD703F43FC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9e95" officeooo:paragraph-rsid="00189e95"/>
    </style:style>
    <style:style style:name="P2" style:family="paragraph" style:parent-style-name="Standard">
      <style:text-properties style:font-name="Liberation Sans" officeooo:rsid="00189e95" officeooo:paragraph-rsid="00189e95"/>
    </style:style>
    <style:style style:name="P3" style:family="paragraph" style:parent-style-name="Standard">
      <style:text-properties fo:color="#01238f" loext:opacity="100%" style:font-name="Liberation Sans" fo:font-weight="bold" officeooo:rsid="00189e95" officeooo:paragraph-rsid="00189e95" style:font-weight-asian="bold" style:font-weight-complex="bold"/>
    </style:style>
    <style:style style:name="P4" style:family="paragraph" style:parent-style-name="Standard">
      <style:text-properties style:font-name="Liberation Sans" officeooo:rsid="00189e95" officeooo:paragraph-rsid="00189e95"/>
    </style:style>
    <style:style style:name="P5" style:family="paragraph" style:parent-style-name="Text_20_body">
      <style:text-properties style:font-name="Liberation Sans" fo:font-size="11pt" officeooo:rsid="001c00cf" officeooo:paragraph-rsid="001c00cf" style:font-size-asian="11pt" style:font-size-complex="11pt"/>
    </style:style>
    <style:style style:name="T1" style:family="text">
      <style:text-properties officeooo:rsid="001a7a05"/>
    </style:style>
    <style:style style:name="T2" style:family="text">
      <style:text-properties fo:color="#01238f" loext:opacity="100%"/>
    </style:style>
    <style:style style:name="T3" style:family="text">
      <style:text-properties fo:color="#01238f" loext:opacity="100%" officeooo:rsid="001a7a05"/>
    </style:style>
    <style:style style:name="T4" style:family="text">
      <style:text-properties fo:color="#01238f" loext:opacity="100%" officeooo:rsid="001c00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08 – UF2 – Programació multimèdia.</text:p>
      <text:p text:style-name="P2"/>
      <text:p text:style-name="P2"><text:span text:style-name="T2">Activitat </text:span><text:span text:style-name="T4">3</text:span><text:span text:style-name="T2">. Media</text:span><text:span text:style-name="T4">Recorder.</text:span></text:p>
      <text:p text:style-name="P1"/>
      <text:p text:style-name="P5">Fes una aplicació Android que permeti enregistrar àudios amb un nom i que permeti seleccionar un àudio enregistrat i reproduir-lo posteriorm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tge1" text:anchor-type="char" svg:width="17cm" svg:height="0.87cm" draw:z-index="0"><draw:image xlink:href="Pictures/10000001000009B00000007F5AD0DDD703F43FC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2:06:07.865950207</meta:creation-date>
    <dc:date>2023-02-09T15:09:51.938476051</dc:date>
    <meta:editing-duration>PT5M13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3" meta:word-count="28" meta:character-count="206" meta:non-whitespace-character-count="179"/>
  </office:meta>
</office:document-meta>
</file>